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ups1</text:p>
          </table:table-cell>
          <table:table-cell office:value-type="string" calcext:value-type="string">
            <text:p>ups2</text:p>
          </table:table-cell>
        </table:table-row>
        <table:table-row table:style-name="ro1">
          <table:table-cell office:value-type="string" calcext:value-type="string">
            <text:p>O00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760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0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0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0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0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0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2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2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2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2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2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2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4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5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6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6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8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8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9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0636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2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5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6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1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1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5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1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1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2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2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3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3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8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9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9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68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5843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2:32:38.971866465</meta:creation-date>
    <dc:date>2018-10-24T10:15:45.760696623</dc:date>
    <meta:editing-duration>PT21H32M56S</meta:editing-duration>
    <meta:editing-cycles>1</meta:editing-cycles>
    <meta:document-statistic meta:table-count="1" meta:cell-count="51" meta:object-count="0"/>
    <meta:generator>LibreOffice/5.1.6.2$Linux_X86_64 LibreOffice_project/10m0$Build-2</meta:generator>
  </office:meta>
</office:document-meta>
</file>